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dit where credits due:</text:p>
      <text:p text:style-name="Standard">Research references: <text:line-break/>Insight Into the x86-64 Bare PC Application Boot/Load/Run Methodology</text:p>
      <text:p text:style-name="Standard"/>
      <text:p text:style-name="Standard"/>
      <text:p text:style-name="Standard">HALE OS</text:p>
      <text:p text:style-name="Standard">-Justin Yang</text:p>
      <text:p text:style-name="Standard"/>
      <text:p text:style-name="Standard">Build Instructions:</text:p>
      <text:p text:style-name="Standard"/>
      <text:list xml:id="list48484262" text:style-name="L1">
        <text:list-item>
          <text:p text:style-name="P1">Install NASM</text:p>
        </text:list-item>
        <text:list-item>
          <text:p text:style-name="P1">Run $ make</text:p>
        </text:list-item>
        <text:list-item>
          <text:p text:style-name="P1">Load “Disk.img” onto VirtualBox, Qemu, or Bosch</text:p>
        </text:list-item>
      </text:list>
      <text:p text:style-name="Standard"/>
      <text:p text:style-name="Standard"/>
      <text:p text:style-name="Standard"><text:tab/>When a PC is booted, it starts in real mode. This limits it to 1MB of memory (address) and allows it access to all BIOS interrupts. The interrupts can be used to accomplish simple tasks that are needed during the boot and load process. This includes setting up and preparing for transition to 32 bit protected mode and finding/loading the kernel from elsewhere on the disk.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4-03-18T16:04:44</meta:creation-date>
    <dc:date>2014-03-18T16:12:16</dc:date>
    <dc:creator>Justin </dc:creator>
    <meta:editing-duration>P0D</meta:editing-duration>
    <meta:editing-cycles>1</meta:editing-cycles>
    <meta:document-statistic meta:table-count="0" meta:image-count="0" meta:object-count="0" meta:page-count="1" meta:paragraph-count="9" meta:word-count="102" meta:character-count="604" meta:non-whitespace-character-count="511"/>
    <meta:generator>LibreOffice/3.5$Linux_X86_64 LibreOffice_project/350m1$Build-2</meta:generator>
  </office:meta>
</office:document-meta>
</file>